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T1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获得家具的外部边界，红色，30%透明</text:p>
      <text:p text:style-name="P6">3.<text:tab/>获得鼠标位置，在鼠标所在位置绘制家具以及边框。</text:p>
      <text:p text:style-name="P6">4.<text:tab/>获得与鼠标相交的墙，地面，并高亮相交的面，为莹绿30%透明</text:p>
      <text:p text:style-name="P6">5.<text:tab/>放置家具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13T10:24:24.964310110</dc:date>
    <meta:editing-duration>PT2H6M45S</meta:editing-duration>
    <meta:editing-cycles>9</meta:editing-cycles>
    <meta:generator>LibreOffice/4.3.3.2$Linux_X86_64 LibreOffice_project/430m0$Build-2</meta:generator>
    <meta:document-statistic meta:table-count="0" meta:image-count="0" meta:object-count="0" meta:page-count="1" meta:paragraph-count="14" meta:word-count="132" meta:character-count="322" meta:non-whitespace-character-count="307"/>
  </office:meta>
</office:document-meta>
</file>